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24ff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3867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6da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6b45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7aac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9010d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53199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7aac8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924ff4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938679" officeooo:paragraph-rsid="0093867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3199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6da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7aac8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56da4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6b451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9010d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96b451" officeooo:paragraph-rsid="0096b451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9010d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99010d" officeooo:paragraph-rsid="0099010d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991142" officeooo:paragraph-rsid="00991142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officeooo:paragraph-rsid="00469e73"/>
    </style:style>
    <style:style style:name="P17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7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7aac8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28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3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3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3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3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3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3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3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3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3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3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4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4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4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4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4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4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4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4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4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4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5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5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5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5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5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5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5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5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5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5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6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6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6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6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64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98c65" style:font-size-asian="10.5pt" style:font-weight-asian="normal" style:font-size-complex="12pt" style:font-weight-complex="normal"/>
    </style:style>
    <style:style style:name="P265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98c65" style:font-size-asian="10.5pt" style:font-weight-asian="normal" style:font-size-complex="12pt" style:font-weight-complex="normal"/>
    </style:style>
    <style:style style:name="P266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98c65" style:font-size-asian="10.5pt" style:font-weight-asian="normal" style:font-size-complex="12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a1b04" style:font-size-asian="10.5pt" style:font-weight-asian="normal" style:font-size-complex="12pt" style:font-weight-complex="normal"/>
    </style:style>
    <style:style style:name="P268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a1b04" style:font-size-asian="10.5pt" style:font-weight-asian="normal" style:font-size-complex="12pt" style:font-weight-complex="normal"/>
    </style:style>
    <style:style style:name="P269" style:family="paragraph" style:parent-style-name="Standard">
      <style:paragraph-properties fo:text-align="start" style:justify-single-word="false"/>
      <style:text-properties fo:font-size="12pt" fo:font-weight="normal" officeooo:rsid="00998c65" officeooo:paragraph-rsid="00998c65" style:font-size-asian="10.5pt" style:font-weight-asian="normal" style:font-size-complex="12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font-size="12pt" fo:font-weight="normal" officeooo:rsid="00991142" officeooo:paragraph-rsid="00991142" style:font-size-asian="10.5pt" style:font-weight-asian="normal" style:font-size-complex="12pt" style:font-weight-complex="normal"/>
    </style:style>
    <style:style style:name="P271" style:family="paragraph" style:parent-style-name="Standard">
      <style:paragraph-properties fo:text-align="start" style:justify-single-word="false"/>
      <style:text-properties fo:font-size="12pt" fo:font-weight="normal" officeooo:rsid="009a1b04" officeooo:paragraph-rsid="009a1b04" style:font-size-asian="10.5pt" style:font-weight-asian="normal" style:font-size-complex="12pt" style:font-weight-complex="normal"/>
    </style:style>
    <style:style style:name="P272" style:family="paragraph" style:parent-style-name="Standard">
      <style:paragraph-properties fo:text-align="start" style:justify-single-word="false"/>
      <style:text-properties fo:font-size="12pt" fo:font-weight="normal" officeooo:rsid="009c10c9" officeooo:paragraph-rsid="009c10c9" style:font-size-asian="10.5pt" style:font-weight-asian="normal" style:font-size-complex="12pt" style:font-weight-complex="normal"/>
    </style:style>
    <style:style style:name="P27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98c65" style:font-size-asian="10.5pt" style:font-weight-asian="bold" style:font-size-complex="12pt" style:font-weight-complex="bold"/>
    </style:style>
    <style:style style:name="P27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a1b04" style:font-size-asian="10.5pt" style:font-weight-asian="bold" style:font-size-complex="12pt" style:font-weight-complex="bold"/>
    </style:style>
    <style:style style:name="P275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weight="normal" officeooo:rsid="008c475c" style:font-weight-asian="normal" style:font-weight-complex="normal"/>
    </style:style>
    <style:style style:name="T21" style:family="text">
      <style:text-properties fo:font-weight="normal" officeooo:rsid="00924ff4" style:font-weight-asian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97aac8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99010d" style:font-size-asian="10.5pt" style:font-weight-asian="normal" style:font-size-complex="12pt" style:font-weight-complex="normal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officeooo:rsid="002b3e77" style:font-size-asian="10.5pt" style:font-size-complex="12pt"/>
    </style:style>
    <style:style style:name="T33" style:family="text">
      <style:text-properties fo:font-size="12pt" officeooo:rsid="00486edb" style:font-size-asian="10.5pt" style:font-size-complex="12pt"/>
    </style:style>
    <style:style style:name="T34" style:family="text">
      <style:text-properties fo:font-size="12pt" officeooo:rsid="00335337" style:font-size-asian="10.5pt" style:font-size-complex="12pt"/>
    </style:style>
    <style:style style:name="T35" style:family="text">
      <style:text-properties fo:font-size="12pt" officeooo:rsid="002b0c67" style:font-size-asian="10.5pt" style:font-size-complex="12pt"/>
    </style:style>
    <style:style style:name="T36" style:family="text">
      <style:text-properties fo:font-size="12pt" officeooo:rsid="004a7bfc" style:font-size-asian="10.5pt" style:font-size-complex="12pt"/>
    </style:style>
    <style:style style:name="T37" style:family="text">
      <style:text-properties fo:font-size="12pt" officeooo:rsid="00527044" style:font-size-asian="10.5pt" style:font-size-complex="12pt"/>
    </style:style>
    <style:style style:name="T38" style:family="text">
      <style:text-properties fo:font-size="12pt" officeooo:rsid="00546cea" style:font-size-asian="10.5pt" style:font-size-complex="12pt"/>
    </style:style>
    <style:style style:name="T39" style:family="text">
      <style:text-properties fo:font-size="12pt" officeooo:rsid="0055bf67" style:font-size-asian="10.5pt" style:font-size-complex="12pt"/>
    </style:style>
    <style:style style:name="T40" style:family="text">
      <style:text-properties fo:font-size="12pt" officeooo:rsid="00591212" style:font-size-asian="10.5pt" style:font-size-complex="12pt"/>
    </style:style>
    <style:style style:name="T41" style:family="text">
      <style:text-properties fo:font-size="12pt" officeooo:rsid="00597b44" style:font-size-asian="10.5pt" style:font-size-complex="12pt"/>
    </style:style>
    <style:style style:name="T42" style:family="text">
      <style:text-properties fo:font-size="12pt" officeooo:rsid="0059c8de" style:font-size-asian="10.5pt" style:font-size-complex="12pt"/>
    </style:style>
    <style:style style:name="T43" style:family="text">
      <style:text-properties fo:font-size="12pt" officeooo:rsid="005b1080" style:font-size-asian="10.5pt" style:font-size-complex="12pt"/>
    </style:style>
    <style:style style:name="T44" style:family="text">
      <style:text-properties fo:font-size="12pt" officeooo:rsid="005c2d08" style:font-size-asian="10.5pt" style:font-size-complex="12pt"/>
    </style:style>
    <style:style style:name="T45" style:family="text">
      <style:text-properties fo:font-size="12pt" officeooo:rsid="005cf306" style:font-size-asian="10.5pt" style:font-size-complex="12pt"/>
    </style:style>
    <style:style style:name="T46" style:family="text">
      <style:text-properties fo:font-size="12pt" officeooo:rsid="00619e73" style:font-size-asian="10.5pt" style:font-size-complex="12pt"/>
    </style:style>
    <style:style style:name="T47" style:family="text">
      <style:text-properties fo:font-size="12pt" officeooo:rsid="00637d9f" style:font-size-asian="10.5pt" style:font-size-complex="12pt"/>
    </style:style>
    <style:style style:name="T48" style:family="text">
      <style:text-properties fo:font-size="12pt" officeooo:rsid="0066a172" style:font-size-asian="10.5pt" style:font-size-complex="12pt"/>
    </style:style>
    <style:style style:name="T49" style:family="text">
      <style:text-properties fo:font-size="12pt" officeooo:rsid="00683a17" style:font-size-asian="10.5pt" style:font-size-complex="12pt"/>
    </style:style>
    <style:style style:name="T50" style:family="text">
      <style:text-properties fo:font-size="12pt" officeooo:rsid="006a0d89" style:font-size-asian="10.5pt" style:font-size-complex="12pt"/>
    </style:style>
    <style:style style:name="T51" style:family="text">
      <style:text-properties fo:font-size="12pt" officeooo:rsid="006a4e42" style:font-size-asian="10.5pt" style:font-size-complex="12pt"/>
    </style:style>
    <style:style style:name="T52" style:family="text">
      <style:text-properties fo:font-size="12pt" officeooo:rsid="006dcc14" style:font-size-asian="10.5pt" style:font-size-complex="12pt"/>
    </style:style>
    <style:style style:name="T53" style:family="text">
      <style:text-properties fo:font-size="12pt" officeooo:rsid="006ed683" style:font-size-asian="10.5pt" style:font-size-complex="12pt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469e73"/>
    </style:style>
    <style:style style:name="T56" style:family="text">
      <style:text-properties style:font-name="Liberation Serif" officeooo:rsid="006dcc14"/>
    </style:style>
    <style:style style:name="T57" style:family="text">
      <style:text-properties officeooo:rsid="0046e4b3"/>
    </style:style>
    <style:style style:name="T58" style:family="text">
      <style:text-properties officeooo:rsid="00486edb"/>
    </style:style>
    <style:style style:name="T59" style:family="text">
      <style:text-properties officeooo:rsid="004a7bfc"/>
    </style:style>
    <style:style style:name="T60" style:family="text">
      <style:text-properties officeooo:rsid="004b7e53"/>
    </style:style>
    <style:style style:name="T61" style:family="text">
      <style:text-properties officeooo:rsid="005039e1"/>
    </style:style>
    <style:style style:name="T62" style:family="text">
      <style:text-properties officeooo:rsid="00527044"/>
    </style:style>
    <style:style style:name="T63" style:family="text">
      <style:text-properties officeooo:rsid="0054517a"/>
    </style:style>
    <style:style style:name="T64" style:family="text">
      <style:text-properties officeooo:rsid="00546cea"/>
    </style:style>
    <style:style style:name="T65" style:family="text">
      <style:text-properties officeooo:rsid="0055bf67"/>
    </style:style>
    <style:style style:name="T66" style:family="text">
      <style:text-properties officeooo:rsid="004c20d1"/>
    </style:style>
    <style:style style:name="T67" style:family="text">
      <style:text-properties officeooo:rsid="00591212"/>
    </style:style>
    <style:style style:name="T68" style:family="text">
      <style:text-properties officeooo:rsid="005b1080"/>
    </style:style>
    <style:style style:name="T69" style:family="text">
      <style:text-properties officeooo:rsid="005c2d08"/>
    </style:style>
    <style:style style:name="T70" style:family="text">
      <style:text-properties officeooo:rsid="005f2823"/>
    </style:style>
    <style:style style:name="T71" style:family="text">
      <style:text-properties officeooo:rsid="0059c8de"/>
    </style:style>
    <style:style style:name="T72" style:family="text">
      <style:text-properties officeooo:rsid="00638079"/>
    </style:style>
    <style:style style:name="T73" style:family="text">
      <style:text-properties officeooo:rsid="0066a172"/>
    </style:style>
    <style:style style:name="T74" style:family="text">
      <style:text-properties officeooo:rsid="006ed683"/>
    </style:style>
    <style:style style:name="T75" style:family="text">
      <style:text-properties officeooo:rsid="006dcc14"/>
    </style:style>
    <style:style style:name="T76" style:family="text">
      <style:text-properties officeooo:rsid="00709615"/>
    </style:style>
    <style:style style:name="T77" style:family="text">
      <style:text-properties officeooo:rsid="0071b84a"/>
    </style:style>
    <style:style style:name="T78" style:family="text">
      <style:text-properties officeooo:rsid="0072794f"/>
    </style:style>
    <style:style style:name="T79" style:family="text">
      <style:text-properties officeooo:rsid="0075d340"/>
    </style:style>
    <style:style style:name="T80" style:family="text">
      <style:text-properties officeooo:rsid="00773624"/>
    </style:style>
    <style:style style:name="T81" style:family="text">
      <style:text-properties officeooo:rsid="007930bb"/>
    </style:style>
    <style:style style:name="T82" style:family="text">
      <style:text-properties officeooo:rsid="007aae07"/>
    </style:style>
    <style:style style:name="T83" style:family="text">
      <style:text-properties officeooo:rsid="007b3dc0"/>
    </style:style>
    <style:style style:name="T84" style:family="text">
      <style:text-properties officeooo:rsid="007bd817"/>
    </style:style>
    <style:style style:name="T85" style:family="text">
      <style:text-properties officeooo:rsid="008047df"/>
    </style:style>
    <style:style style:name="T86" style:family="text">
      <style:text-properties officeooo:rsid="008157fc"/>
    </style:style>
    <style:style style:name="T87" style:family="text">
      <style:text-properties officeooo:rsid="0081c9a7"/>
    </style:style>
    <style:style style:name="T88" style:family="text">
      <style:text-properties officeooo:rsid="0082b1ae"/>
    </style:style>
    <style:style style:name="T89" style:family="text">
      <style:text-properties officeooo:rsid="00840774"/>
    </style:style>
    <style:style style:name="T90" style:family="text">
      <style:text-properties officeooo:rsid="00853190"/>
    </style:style>
    <style:style style:name="T91" style:family="text">
      <style:text-properties officeooo:rsid="0088f959"/>
    </style:style>
    <style:style style:name="T92" style:family="text">
      <style:text-properties officeooo:rsid="008a3940"/>
    </style:style>
    <style:style style:name="T93" style:family="text">
      <style:text-properties officeooo:rsid="008c475c"/>
    </style:style>
    <style:style style:name="T94" style:family="text">
      <style:text-properties officeooo:rsid="008f64bd"/>
    </style:style>
    <style:style style:name="T95" style:family="text">
      <style:text-properties officeooo:rsid="009100a0"/>
    </style:style>
    <style:style style:name="T96" style:family="text">
      <style:text-properties officeooo:rsid="00924ff4"/>
    </style:style>
    <style:style style:name="T97" style:family="text">
      <style:text-properties officeooo:rsid="00938679"/>
    </style:style>
    <style:style style:name="T98" style:family="text">
      <style:text-properties officeooo:rsid="00953199"/>
    </style:style>
    <style:style style:name="T99" style:family="text">
      <style:text-properties officeooo:rsid="008753a3"/>
    </style:style>
    <style:style style:name="T100" style:family="text">
      <style:text-properties officeooo:rsid="00956da4"/>
    </style:style>
    <style:style style:name="T101" style:family="text">
      <style:text-properties officeooo:rsid="0096b451"/>
    </style:style>
    <style:style style:name="T102" style:family="text">
      <style:text-properties officeooo:rsid="0097aac8"/>
    </style:style>
    <style:style style:name="T103" style:family="text">
      <style:text-properties officeooo:rsid="0099010d"/>
    </style:style>
    <style:style style:name="T104" style:family="text">
      <style:text-properties officeooo:rsid="00998c65"/>
    </style:style>
    <style:style style:name="T105" style:family="text">
      <style:text-properties officeooo:rsid="009a1b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6"/>
      <text:p text:style-name="P46">Presentació assignatura</text:p>
      <text:p text:style-name="P56">Comentem web assignatura</text:p>
      <text:p text:style-name="P69">Comentem unitats </text:p>
      <text:list xml:id="list549144964158085476" text:style-name="L1">
        <text:list-item>
          <text:p text:style-name="P228"><text:a xlink:type="simple" xlink:href="https://paulinoposada.github.io/web_e/web_e_2425/documents/apunts/unitat_1_ley_ohm/e_apunts_ud_1_1_gs.pdf">1.1 Circuit elèctric</text:a></text:p>
        </text:list-item>
        <text:list-item>
          <text:p text:style-name="P228"><text:a xlink:type="simple" xlink:href="https://paulinoposada.github.io/web_e/web_e_2425/documents/apunts/unitat_1_ley_ohm/e_apunts_ud_1_2_gs.pdf">1.2 Llei d'ohm</text:a></text:p>
        </text:list-item>
        <text:list-item>
          <text:p text:style-name="P228"><text:a xlink:type="simple" xlink:href="https://paulinoposada.github.io/web_e/web_e_2425/documents/apunts/unitat_2_seguridad/e_apunts_ud_2_1_gs.pdf">2 Seguretat</text:a></text:p>
        </text:list-item>
        <text:list-item>
          <text:p text:style-name="P228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2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56"/>
      <text:p text:style-name="P56"/>
      <text:p text:style-name="P3">Di<text:span text:style-name="T3">jous</text:span><text:tab/><text:tab/><text:tab/><text:tab/>2<text:span text:style-name="T3">6</text:span>/09/2<text:span text:style-name="T1">4</text:span></text:p>
      <text:p text:style-name="P47"/>
      <text:p text:style-name="P57">Comentem </text:p>
      <text:list xml:id="list2698653198804848318" text:style-name="L2">
        <text:list-item>
          <text:p text:style-name="P23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4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3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70"/>
      <text:p text:style-name="P70"/>
      <text:p text:style-name="P4">Di<text:span text:style-name="T5">vendres</text:span><text:tab/><text:tab/><text:tab/>2<text:span text:style-name="T5">7</text:span>/09/2<text:span text:style-name="T1">4</text:span></text:p>
      <text:p text:style-name="P48"/>
      <text:p text:style-name="P58">Comentem </text:p>
      <text:list xml:id="list162433853774050" text:continue-numbering="true" text:style-name="L2">
        <text:list-item>
          <text:p text:style-name="P23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76"/>
      <text:p text:style-name="P76"/>
      <text:p text:style-name="P76"/>
      <text:p text:style-name="P76"/>
      <text:p text:style-name="P76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48"/>
      <text:p text:style-name="P71">Comentem <text:s/></text:p>
      <text:list xml:id="list162433987878932" text:continue-list="list549144964158085476" text:style-name="L1">
        <text:list-item>
          <text:p text:style-name="P23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33">Programa de simulació Cade Simu</text:p>
        </text:list-item>
      </text:list>
      <text:p text:style-name="P58"/>
      <text:p text:style-name="P58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48"/>
      <text:p text:style-name="P58">Comentem </text:p>
      <text:list xml:id="list5503695813443624604" text:style-name="L3">
        <text:list-item>
          <text:p text:style-name="P24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4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48">Baixem al taller i comentem connexió font d'alimentació de PC que utilitzarem per les pràctiques de cc.</text:p>
          <text:p text:style-name="P249"><text:s/></text:p>
        </text:list-item>
      </text:list>
      <text:p text:style-name="P71"/>
      <text:p text:style-name="P71"/>
      <text:p text:style-name="P21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48"/>
      <text:p text:style-name="P58">Comentem </text:p>
      <text:list xml:id="list162434024559756" text:continue-numbering="true" text:style-name="L3">
        <text:list-item>
          <text:p text:style-name="P256">Baixem al taller i feim practiques amb circuits pont.</text:p>
        </text:list-item>
      </text:list>
      <text:p text:style-name="P77"/>
      <text:p text:style-name="P77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9"/>
      <text:p text:style-name="P72">Comentem <text:s/></text:p>
      <text:list xml:id="list162434655276787" text:continue-list="list162433987878932" text:style-name="L1">
        <text:list-item>
          <text:p text:style-name="P23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34"/>
        </text:list-item>
      </text:list>
      <text:p text:style-name="P59"/>
      <text:p text:style-name="P59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9"/>
      <text:p text:style-name="P59">Comentem </text:p>
      <text:list xml:id="list5915749193796882919" text:style-name="L4">
        <text:list-item>
          <text:p text:style-name="P257">Comentem pràctica Wheatstone amb dos diodes, corrent per la diagonal en els següents casos: </text:p>
          <text:p text:style-name="P257">cas 1: potenciòmetre a màxima resistència </text:p>
          <text:p text:style-name="P257">cas 2: potenciòmetre a resistència igual a R3</text:p>
          <text:p text:style-name="P257">cas 3: potenciòmetrea a mínima resistència</text:p>
        </text:list-item>
        <text:list-item>
          <text:p text:style-name="P24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57"/>
          <text:p text:style-name="P250"><text:s/></text:p>
        </text:list-item>
      </text:list>
      <text:p text:style-name="P72"/>
      <text:p text:style-name="P72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9"/>
      <text:p text:style-name="P59">Comentem </text:p>
      <text:list xml:id="list162434194723029" text:continue-numbering="true" text:style-name="L4">
        <text:list-item>
          <text:p text:style-name="P24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78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50"/>
      <text:p text:style-name="P73">Comentem <text:s/></text:p>
      <text:list xml:id="list162433838253398" text:continue-list="list162434655276787" text:style-name="L1">
        <text:list-item>
          <text:p text:style-name="P23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35"/>
        </text:list-item>
      </text:list>
      <text:p text:style-name="P60"/>
      <text:p text:style-name="P60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50"/>
      <text:p text:style-name="P60">Comentem </text:p>
      <text:list xml:id="list7207538480560823153" text:style-name="L5">
        <text:list-item>
          <text:p text:style-name="P25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5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58"/>
          <text:p text:style-name="P251"><text:s/></text:p>
        </text:list-item>
      </text:list>
      <text:p text:style-name="P73"/>
      <text:p text:style-name="P73"/>
      <text:p text:style-name="P6"/>
      <text:p text:style-name="P217">Di<text:span text:style-name="T5">vendres</text:span><text:tab/><text:tab/><text:tab/><text:span text:style-name="T8">18</text:span>/<text:span text:style-name="T6">10</text:span>/2<text:span text:style-name="T1">4</text:span></text:p>
      <text:p text:style-name="P50"/>
      <text:p text:style-name="P60">Comentem </text:p>
      <text:list xml:id="list162435901605104" text:continue-numbering="true" text:style-name="L5">
        <text:list-item>
          <text:p text:style-name="P262">Comentem <text:a xlink:type="simple" xlink:href="https://paulinoposada.github.io/web_e/web_e_2425/documents/ta.pdf">tasca 5</text:a>.</text:p>
        </text:list-item>
        <text:list-item>
          <text:p text:style-name="P26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81"/>
      <text:p text:style-name="P81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51"/>
      <text:p text:style-name="P74">Comentem <text:s/></text:p>
      <text:list xml:id="list162434518776258" text:continue-list="list162433838253398" text:style-name="L1">
        <text:list-item>
          <text:p text:style-name="P26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36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36"/>
        </text:list-item>
      </text:list>
      <text:p text:style-name="P61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1"/>
      <text:list xml:id="list2608723880677931619" text:style-name="L6">
        <text:list-item>
          <text:p text:style-name="P244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5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76"><text:span text:style-name="T23">Comencem a comentar apartat 1.2 </text:span><text:span text:style-name="T54">La derivada y ejemplos de tensiones variables </text:span><text:span text:style-name="T55">(fins pàg. 13)</text:span></text:p>
      <text:p text:style-name="P178">Comentem exercici 1.2-1</text:p>
      <text:p text:style-name="P177"/>
      <text:p text:style-name="P177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52"/>
      <text:p text:style-name="P75">Comentem <text:s/></text:p>
      <text:list xml:id="list162435442910316" text:continue-list="list162434518776258" text:style-name="L1">
        <text:list-item>
          <text:p text:style-name="P263">Treball autònom 9</text:p>
        </text:list-item>
        <text:list-item>
          <text:p text:style-name="P275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, </text:span><text:span text:style-name="T26">terminem de comentar apartat 1.2 </text:span><text:span text:style-name="T54">La derivada y ejemplos de tensiones variables</text:span></text:p>
        </text:list-item>
        <text:list-item>
          <text:p text:style-name="P237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38"/>
        </text:list-item>
      </text:list>
      <text:p text:style-name="P62"/>
      <text:p text:style-name="P9">Di<text:span text:style-name="T3">jous</text:span><text:tab/><text:tab/><text:tab/><text:tab/><text:span text:style-name="T95">31</text:span>/<text:span text:style-name="T6">10</text:span>/2<text:span text:style-name="T1">4</text:span></text:p>
      <text:p text:style-name="P82"/>
      <text:p text:style-name="P82">Lliure triat pel centre</text:p>
      <text:list xml:id="list5845286882099911658" text:style-name="L7">
        <text:list-header>
          <text:p text:style-name="P253"><text:s/></text:p>
        </text:list-header>
      </text:list>
      <text:p text:style-name="P9">Di<text:span text:style-name="T5">vendres</text:span><text:tab/><text:tab/><text:tab/><text:span text:style-name="T57">01</text:span>/<text:span text:style-name="T6">11</text:span>/2<text:span text:style-name="T1">4</text:span></text:p>
      <text:p text:style-name="P9"/>
      <text:p text:style-name="P82">Tots Sants</text:p>
      <text:p text:style-name="P9"/>
      <text:p text:style-name="P195"/>
      <text:p text:style-name="P195"><text:span text:style-name="T31">Di</text:span><text:span text:style-name="T32">mecres</text:span><text:span text:style-name="T31"><text:tab/><text:tab/><text:tab/></text:span><text:span text:style-name="T33">06</text:span><text:span text:style-name="T31">/</text:span><text:span text:style-name="T34">11</text:span><text:span text:style-name="T31">/2</text:span><text:span text:style-name="T35">4</text:span></text:p>
      <text:p text:style-name="P53"/>
      <text:p text:style-name="P83"><text:a xlink:type="simple" xlink:href="https://paulinoposada.github.io/web_e/web_e_2425/documents/examens/241106_ome_map33a_examen_sol.pdf">Examen</text:a></text:p>
      <text:list xml:id="list162434646694565" text:continue-list="list162435442910316" text:style-name="L1">
        <text:list-header>
          <text:p text:style-name="P239"/>
        </text:list-header>
      </text:list>
      <text:p text:style-name="P63"/>
      <text:p text:style-name="P10"/>
      <text:p text:style-name="P218">Di<text:span text:style-name="T3">jous</text:span><text:tab/><text:tab/><text:tab/><text:tab/><text:span text:style-name="T58">07</text:span>/<text:span text:style-name="T6">11</text:span>/2<text:span text:style-name="T1">4</text:span></text:p>
      <text:p text:style-name="P63"/>
      <text:list xml:id="list1316129990004836307" text:style-name="L8">
        <text:list-item>
          <text:p text:style-name="P245"><text:span text:style-name="T58">Comentem solució de l'</text:span><text:a xlink:type="simple" xlink:href="https://paulinoposada.github.io/web_e/web_e_2425/documents/examens/241106_ome_map33a_examen_sol.pdf"><text:span text:style-name="T58">examen</text:span></text:a><text:span text:style-name="T58">.</text:span></text:p>
          <text:p text:style-name="P254"><text:s/></text:p>
        </text:list-item>
      </text:list>
      <text:p text:style-name="P10"/>
      <text:p text:style-name="P10">Di<text:span text:style-name="T5">vendres</text:span><text:tab/><text:tab/><text:tab/><text:span text:style-name="T58">08</text:span>/<text:span text:style-name="T6">11</text:span>/2<text:span text:style-name="T1">4</text:span></text:p>
      <text:p text:style-name="P10"/>
      <text:p text:style-name="P195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. </text:span><text:span text:style-name="T27">Comentem gràfics pàg. 19, comencem apartat 1.3 Capacitat d'un condensador.</text:span></text:p>
      <text:p text:style-name="P196"/>
      <text:p text:style-name="P196"/>
      <text:p text:style-name="P196"><text:span text:style-name="T31">Di</text:span><text:span text:style-name="T32">mecres</text:span><text:span text:style-name="T31"><text:tab/><text:tab/><text:tab/></text:span><text:span text:style-name="T36">13</text:span><text:span text:style-name="T31">/</text:span><text:span text:style-name="T34">11</text:span><text:span text:style-name="T31">/2</text:span><text:span text:style-name="T35">4</text:span></text:p>
      <text:p text:style-name="P54"/>
      <text:p text:style-name="P139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62433818959895" text:continue-list="list162434646694565" text:style-name="L1">
        <text:list-header>
          <text:p text:style-name="P240"/>
        </text:list-header>
      </text:list>
      <text:p text:style-name="P64"/>
      <text:p text:style-name="P11">Di<text:span text:style-name="T3">jous</text:span><text:tab/><text:tab/><text:tab/><text:tab/><text:span text:style-name="T59">14</text:span>/<text:span text:style-name="T6">11</text:span>/2<text:span text:style-name="T1">4</text:span></text:p>
      <text:p text:style-name="P84"/>
      <text:p text:style-name="P84"><text:span text:style-name="T60">Comentat treball </text:span><text:a xlink:type="simple" xlink:href="https://paulinoposada.github.io/web_e/web_e_2425/documents/ta/ta_09.pdf"><text:span text:style-name="T60">autonom 9</text:span></text:a><text:span text:style-name="T60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5">Terminat de comentar l'apartat 1.3 Capacidad de un condensador. </text:p>
      <text:p text:style-name="P86">Comentat apartat 1.4 Conexión serie/paralelo de condensadores</text:p>
      <text:p text:style-name="P87">Comentat apartat 1.5 Condensadores en la práctica</text:p>
      <text:p text:style-name="P87">Començat a comentar l'exercici 1.4-3 pàg. 36</text:p>
      <text:p text:style-name="P86"/>
      <text:list xml:id="list8864343666647723625" text:style-name="L9">
        <text:list-header>
          <text:p text:style-name="P246"/>
          <text:p text:style-name="P255"><text:s/></text:p>
        </text:list-header>
      </text:list>
      <text:p text:style-name="P11">Di<text:span text:style-name="T5">vendres</text:span><text:tab/><text:tab/><text:tab/><text:span text:style-name="T59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1">Comentat exercici <text:span text:style-name="T61">l'exercici 1.4-3 pàg. 36 </text:span>i treball <text:a xlink:type="simple" xlink:href="https://paulinoposada.github.io/web_e/web_e_2425/documents/ta/ta_11.pdf">autònom 11</text:a>.</text:p>
      <text:p text:style-name="P91"/>
      <text:p text:style-name="P91"/>
      <text:p text:style-name="P197"><text:span text:style-name="T31">Di</text:span><text:span text:style-name="T32">mecres</text:span><text:span text:style-name="T31"><text:tab/><text:tab/><text:tab/></text:span><text:span text:style-name="T37">20</text:span><text:span text:style-name="T31">/</text:span><text:span text:style-name="T34">11</text:span><text:span text:style-name="T31">/2</text:span><text:span text:style-name="T35">4</text:span></text:p>
      <text:p text:style-name="P55"/>
      <text:p text:style-name="P96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96"/>
      <text:p text:style-name="P96">Començat amb <text:a xlink:type="simple" xlink:href="https://paulinoposada.github.io/web_e/web_e_2425/documents/apunts/unitat_6_magnetisme/e_apunts_ud_6_gs.pdf">unitat 6</text:a>.</text:p>
      <text:p text:style-name="P96">Comentat apartat 1.1 Imanes permanentes.</text:p>
      <text:p text:style-name="P97">Comentat apartat 1.<text:span text:style-name="T63">2</text:span> <text:span text:style-name="T63">Electromagnetismo</text:span>.</text:p>
      <text:p text:style-name="P139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62434760536962" text:continue-list="list162433818959895" text:style-name="L1">
        <text:list-header>
          <text:p text:style-name="P241"/>
        </text:list-header>
      </text:list>
      <text:p text:style-name="P65"/>
      <text:p text:style-name="P14">Di<text:span text:style-name="T3">jous</text:span><text:tab/><text:tab/><text:tab/><text:tab/><text:span text:style-name="T62">21</text:span>/<text:span text:style-name="T6">11</text:span>/2<text:span text:style-name="T1">4</text:span></text:p>
      <text:p text:style-name="P98"/>
      <text:p text:style-name="P98">Co<text:span text:style-name="T64">ntinuat</text:span> amb <text:a xlink:type="simple" xlink:href="https://paulinoposada.github.io/web_e/web_e_2425/documents/apunts/unitat_6_magnetisme/e_apunts_ud_6_gs.pdf">unitat 6</text:a>.</text:p>
      <text:p text:style-name="P108">Comentat apartat 1.4 Permeabilidad y saturación</text:p>
      <text:p text:style-name="P14"/>
      <text:p text:style-name="P14"/>
      <text:p text:style-name="P14"/>
      <text:p text:style-name="P219">Di<text:span text:style-name="T5">vendres</text:span><text:tab/><text:tab/><text:tab/><text:span text:style-name="T62">22</text:span>/<text:span text:style-name="T6">11</text:span>/2<text:span text:style-name="T1">4</text:span></text:p>
      <text:p text:style-name="P98"/>
      <text:p text:style-name="P98">Co<text:span text:style-name="T64">ntinuat</text:span> amb <text:a xlink:type="simple" xlink:href="https://paulinoposada.github.io/web_e/web_e_2425/documents/apunts/unitat_6_magnetisme/e_apunts_ud_6_gs.pdf">unitat 6</text:a>.</text:p>
      <text:p text:style-name="P108">Comentat apartat 1.4 Permeabilidad y saturación</text:p>
      <text:p text:style-name="P15"/>
      <text:p text:style-name="P92"/>
      <text:p text:style-name="P198"><text:span text:style-name="T31">Di</text:span><text:span text:style-name="T32">mecres</text:span><text:span text:style-name="T31"><text:tab/><text:tab/><text:tab/></text:span><text:span text:style-name="T37">2</text:span><text:span text:style-name="T38">7</text:span><text:span text:style-name="T31">/</text:span><text:span text:style-name="T34">11</text:span><text:span text:style-name="T31">/2</text:span><text:span text:style-name="T35">4</text:span></text:p>
      <text:p text:style-name="P108"/>
      <text:p text:style-name="P108">Preparació examen.</text:p>
      <text:p text:style-name="P79"/>
      <text:p text:style-name="P66"/>
      <text:p text:style-name="P15">Di<text:span text:style-name="T3">jous</text:span><text:tab/><text:tab/><text:tab/><text:tab/><text:span text:style-name="T62">28</text:span>/<text:span text:style-name="T6">11</text:span>/2<text:span text:style-name="T1">4</text:span></text:p>
      <text:p text:style-name="P108"/>
      <text:p text:style-name="P108">Examen</text:p>
      <text:p text:style-name="P88"/>
      <text:p text:style-name="P105"/>
      <text:p text:style-name="P105"/>
      <text:p text:style-name="P15">Di<text:span text:style-name="T5">vendres</text:span><text:tab/><text:tab/><text:tab/><text:span text:style-name="T62">22</text:span>/<text:span text:style-name="T6">11</text:span>/2<text:span text:style-name="T1">4</text:span></text:p>
      <text:p text:style-name="P93"/>
      <text:p text:style-name="P114">Comentem <text:a xlink:type="simple" xlink:href="https://paulinoposada.github.io/web_e/web_e_2425/documents/examens/241128_ome_map33a_examen_sol.pdf">solució examen</text:a></text:p>
      <text:p text:style-name="P92"/>
      <text:p text:style-name="P199"/>
      <text:p text:style-name="P199"><text:span text:style-name="T31">Di</text:span><text:span text:style-name="T32">mecres</text:span><text:span text:style-name="T31"><text:tab/><text:tab/><text:tab/></text:span><text:span text:style-name="T39">04</text:span><text:span text:style-name="T31">/</text:span><text:span text:style-name="T34">1</text:span><text:span text:style-name="T39">2</text:span><text:span text:style-name="T31">/2</text:span><text:span text:style-name="T35">4</text:span></text:p>
      <text:p text:style-name="P109"/>
      <text:p text:style-name="P99">Co<text:span text:style-name="T64">ntinuat</text:span> amb <text:a xlink:type="simple" xlink:href="https://paulinoposada.github.io/web_e/web_e_2425/documents/apunts/unitat_6_magnetisme/e_apunts_ud_6_gs.pdf">unitat 6</text:a>.</text:p>
      <text:p text:style-name="P115">Comentem apartat 1.5 Inducción electromagnética</text:p>
      <text:p text:style-name="P115">Comentem apartat 1.6 Inducción mutua</text:p>
      <text:p text:style-name="P115">Comentem els exercicis 1.12-6 i 7</text:p>
      <text:p text:style-name="P80"/>
      <text:p text:style-name="P67"/>
      <text:p text:style-name="P16">Di<text:span text:style-name="T3">jous</text:span><text:tab/><text:tab/><text:tab/><text:tab/><text:span text:style-name="T65">05</text:span>/<text:span text:style-name="T6">12</text:span>/2<text:span text:style-name="T1">4</text:span></text:p>
      <text:p text:style-name="P109"/>
      <text:p text:style-name="P116">Baixem al taller, continuem amb la <text:a xlink:type="simple" xlink:href="https://paulinoposada.github.io/web_e/web_e_2425/documents/practiques/practica_condensador.pdf"><text:span text:style-name="T66">pràctica condensador</text:span></text:a><text:span text:style-name="T66">.</text:span> </text:p>
      <text:p text:style-name="P89"/>
      <text:p text:style-name="P106"/>
      <text:p text:style-name="P106"/>
      <text:p text:style-name="P16">Di<text:span text:style-name="T5">vendres</text:span><text:tab/><text:tab/><text:tab/><text:span text:style-name="T65">06</text:span>/<text:span text:style-name="T6">12</text:span>/2<text:span text:style-name="T1">4</text:span></text:p>
      <text:p text:style-name="P94"/>
      <text:p text:style-name="P116">Festiu</text:p>
      <text:p text:style-name="P200"/>
      <text:p text:style-name="P200"/>
      <text:p text:style-name="P200"><text:span text:style-name="T31">Di</text:span><text:span text:style-name="T32">mecres</text:span><text:span text:style-name="T31"><text:tab/><text:tab/><text:tab/></text:span><text:span text:style-name="T40">11</text:span><text:span text:style-name="T31">/</text:span><text:span text:style-name="T34">1</text:span><text:span text:style-name="T39">2</text:span><text:span text:style-name="T31">/2</text:span><text:span text:style-name="T35">4</text:span></text:p>
      <text:p text:style-name="P110"/>
      <text:p text:style-name="P117">Baixa</text:p>
      <text:p text:style-name="P68"/>
      <text:p text:style-name="P17"/>
      <text:p text:style-name="P17">Di<text:span text:style-name="T3">jous</text:span><text:tab/><text:tab/><text:tab/><text:tab/><text:span text:style-name="T67">12</text:span>/<text:span text:style-name="T6">12</text:span>/2<text:span text:style-name="T1">4</text:span></text:p>
      <text:p text:style-name="P110"/>
      <text:p text:style-name="P117">Baixa</text:p>
      <text:p text:style-name="P90"/>
      <text:p text:style-name="P107"/>
      <text:p text:style-name="P17"/>
      <text:p text:style-name="P220">Di<text:span text:style-name="T5">vendres</text:span><text:tab/><text:tab/><text:tab/><text:span text:style-name="T67">13</text:span>/<text:span text:style-name="T6">12</text:span>/2<text:span text:style-name="T1">4</text:span></text:p>
      <text:p text:style-name="P95"/>
      <text:p text:style-name="P117">Baixa</text:p>
      <text:p text:style-name="P95"/>
      <text:p text:style-name="P95"/>
      <text:p text:style-name="P200"><text:span text:style-name="T31">Di</text:span><text:span text:style-name="T32">mecres</text:span><text:span text:style-name="T31"><text:tab/><text:tab/><text:tab/></text:span><text:span text:style-name="T40">1</text:span><text:span text:style-name="T41">8</text:span><text:span text:style-name="T31">/</text:span><text:span text:style-name="T34">1</text:span><text:span text:style-name="T39">2</text:span><text:span text:style-name="T31">/2</text:span><text:span text:style-name="T35">4</text:span></text:p>
      <text:p text:style-name="P110"/>
      <text:p text:style-name="P117">Comentem dubtes examen.</text:p>
      <text:p text:style-name="P100">Co<text:span text:style-name="T64">ntinuat</text:span> amb <text:a xlink:type="simple" xlink:href="https://paulinoposada.github.io/web_e/web_e_2425/documents/apunts/unitat_6_magnetisme/e_apunts_ud_6_gs.pdf">unitat 6</text:a>.</text:p>
      <text:p text:style-name="P117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7">19</text:span>/<text:span text:style-name="T6">12</text:span>/2<text:span text:style-name="T1">4</text:span></text:p>
      <text:p text:style-name="P110"/>
      <text:p text:style-name="P117">Examen</text:p>
      <text:p text:style-name="P90"/>
      <text:p text:style-name="P107"/>
      <text:p text:style-name="P201"><text:span text:style-name="T31">Di</text:span><text:span text:style-name="T32">mecres</text:span><text:span text:style-name="T31"><text:tab/><text:tab/><text:tab/></text:span><text:span text:style-name="T42">0</text:span><text:span text:style-name="T41">8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120">Repassem <text:a xlink:type="simple" xlink:href="https://paulinoposada.github.io/web_e/web_e_2425/documents/apunts/unitat_6_magnetisme/e_apunts_ud_6_gs.pdf"><text:span text:style-name="T62">unitat 6</text:span></text:a>.</text:p>
      <text:p text:style-name="P119">Comentem apartat 1.7 Inductores i inductancia</text:p>
      <text:p text:style-name="P111"/>
      <text:p text:style-name="P118"/>
      <text:p text:style-name="P202"><text:span text:style-name="T31">Di</text:span><text:span text:style-name="T43">jous</text:span><text:span text:style-name="T31"><text:tab/><text:tab/><text:tab/><text:tab/></text:span><text:span text:style-name="T42">0</text:span><text:span text:style-name="T43">9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120"/>
      <text:p text:style-name="P101">Co<text:span text:style-name="T64">ntinuat</text:span> amb <text:a xlink:type="simple" xlink:href="https://paulinoposada.github.io/web_e/web_e_2425/documents/apunts/unitat_6_magnetisme/e_apunts_ud_6_gs.pdf">unitat 6</text:a>.</text:p>
      <text:p text:style-name="P120">Comentem apartat 1.<text:span text:style-name="T68">8</text:span> <text:span text:style-name="T68">Càlcul d'inductors.</text:span></text:p>
      <text:p text:style-name="P112"/>
      <text:p text:style-name="P203"/>
      <text:p text:style-name="P203"><text:span text:style-name="T31">Di</text:span><text:span text:style-name="T44">vendres</text:span><text:span text:style-name="T31"><text:tab/><text:tab/><text:tab/></text:span><text:span text:style-name="T44">10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121"/>
      <text:p text:style-name="P102">Co<text:span text:style-name="T64">ntinuat</text:span> amb <text:a xlink:type="simple" xlink:href="https://paulinoposada.github.io/web_e/web_e_2425/documents/apunts/unitat_6_magnetisme/e_apunts_ud_6_gs.pdf">unitat 6</text:a>.</text:p>
      <text:p text:style-name="P121">Comentem apartat<text:span text:style-name="T69">s</text:span> 1.<text:span text:style-name="T69">9</text:span> <text:span text:style-name="T69">Factors que influeixen en l'inductància, 1.10 Inductors en sèrie i paral·lel i 1.11 Inductors en la pràctica.</text:span></text:p>
      <text:p text:style-name="P121"/>
      <text:p text:style-name="P113"/>
      <text:p text:style-name="P204"><text:span text:style-name="T31">Di</text:span><text:span text:style-name="T32">mecres</text:span><text:span text:style-name="T31"><text:tab/><text:tab/><text:tab/></text:span><text:span text:style-name="T45">15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122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22"/>
      <text:p text:style-name="P21"/>
      <text:p text:style-name="P21">Dijous <text:tab/><text:tab/><text:tab/>16/01/25</text:p>
      <text:p text:style-name="P21"/>
      <text:p text:style-name="P103">Co<text:span text:style-name="T64">ntinuat</text:span> amb <text:a xlink:type="simple" xlink:href="https://paulinoposada.github.io/web_e/web_e_2425/documents/apunts/unitat_6_magnetisme/e_apunts_ud_6_gs.pdf">unitat 6</text:a>.</text:p>
      <text:p text:style-name="P123">Comentem el<text:span text:style-name="T70">s</text:span> exercicis 1.12-1 a 1<text:span text:style-name="T70">2</text:span></text:p>
      <text:p text:style-name="P21"/>
      <text:p text:style-name="P21"/>
      <text:p text:style-name="P22"/>
      <text:p text:style-name="P221">Di<text:span text:style-name="T70">vendres</text:span> <text:tab/><text:tab/><text:tab/>1<text:span text:style-name="T70">7</text:span>/01/25</text:p>
      <text:p text:style-name="P22"/>
      <text:p text:style-name="P104"><text:span text:style-name="T70">Acabat</text:span> amb <text:a xlink:type="simple" xlink:href="https://paulinoposada.github.io/web_e/web_e_2425/documents/apunts/unitat_6_magnetisme/e_apunts_ud_6_gs.pdf">unitat 6</text:a>.</text:p>
      <text:p text:style-name="P124">Comen<text:span text:style-name="T70">tem</text:span> l<text:span text:style-name="T70">'</text:span>exercici 1.12-13</text:p>
      <text:p text:style-name="P124"/>
      <text:p text:style-name="P125">Començat amb la <text:a xlink:type="simple" xlink:href="https://paulinoposada.github.io/web_e/web_e_2425/documents/apunts/unitat_7_ca/e_apunts_ud_7_gs.pdf">unitat 7</text:a> - Corrent altern</text:p>
      <text:p text:style-name="P124">Come<text:span text:style-name="T70">nçam a comentar l'apartat 1, teoria bàsica.</text:span></text:p>
      <text:p text:style-name="P125"/>
      <text:p text:style-name="P125"/>
      <text:p text:style-name="P205"><text:span text:style-name="T31">Di</text:span><text:span text:style-name="T32">mecres</text:span><text:span text:style-name="T31"><text:tab/><text:tab/><text:tab/></text:span><text:span text:style-name="T46">22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205"/>
      <text:p text:style-name="P213"><text:span text:style-name="T42">F</text:span><text:span text:style-name="T31">et l'esquema de la </text:span><text:a xlink:type="simple" xlink:href="https://paulinoposada.github.io/web_e/web_e_2425/documents/practiques/practica_motor_2.pdf"><text:span text:style-name="T31">pràctica motor 2</text:span></text:a><text:span text:style-name="T31"> amb Cade Simu.</text:span></text:p>
      <text:p text:style-name="P129">Comentat el funcionament del circuit.</text:p>
      <text:p text:style-name="P213"><text:span text:style-name="T31">Vist </text:span><text:a xlink:type="simple" xlink:href="https://youtu.be/n0RMqn6cTBE?si=_o_gl0OTpLrHETo3"><text:span text:style-name="T31">vídeo explicatiu del funcionament d'un generador elèctric trifàsic.</text:span></text:a></text:p>
      <text:p text:style-name="P133">Baixat al taller. Comencen a muntar la pràctica motor 2, els grups 1 i 2</text:p>
      <text:p text:style-name="P206"/>
      <text:p text:style-name="P206"/>
      <text:p text:style-name="P206"><text:span text:style-name="T31">Di</text:span><text:span text:style-name="T47">jous</text:span><text:span text:style-name="T31"><text:tab/><text:tab/><text:tab/><text:tab/></text:span><text:span text:style-name="T46">2</text:span><text:span text:style-name="T47">3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206"/>
      <text:p text:style-name="P126"><text:span text:style-name="T71">Continuem amb la </text:span><text:a xlink:type="simple" xlink:href="https://paulinoposada.github.io/web_e/web_e_2425/documents/apunts/unitat_7_ca/e_apunts_ud_7_gs.pdf"><text:span text:style-name="T71">unitat 7</text:span></text:a><text:span text:style-name="T71">.</text:span></text:p>
      <text:p text:style-name="P130"><text:span text:style-name="T72">Terminem de c</text:span>oment<text:span text:style-name="T72">ar</text:span> <text:span text:style-name="T72">l'</text:span>apartat <text:span text:style-name="T72">1 Corrient altern (ca, AC), teoria bàsica.</text:span> </text:p>
      <text:p text:style-name="P125"/>
      <text:p text:style-name="P125"/>
      <text:p text:style-name="P125"/>
      <text:p text:style-name="P207"><text:span text:style-name="T31">Di</text:span><text:span text:style-name="T48">vendres</text:span><text:span text:style-name="T31"><text:tab/><text:tab/><text:tab/></text:span><text:span text:style-name="T46">2</text:span><text:span text:style-name="T48">4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207"/>
      <text:p text:style-name="P127"><text:span text:style-name="T73">Repassat els exercicis 1.12-14 i 1.12-15 de la </text:span><text:a xlink:type="simple" xlink:href="https://paulinoposada.github.io/web_e/web_e_2425/documents/apunts/unitat_6_magnetisme/e_apunts_ud_6_gs.pdf"><text:span text:style-name="T73">unitat 6</text:span></text:a><text:span text:style-name="T73">.</text:span></text:p>
      <text:p text:style-name="P131"/>
      <text:p text:style-name="P131"/>
      <text:p text:style-name="P208"><text:span text:style-name="T31">Di</text:span><text:span text:style-name="T49">mecres</text:span><text:span text:style-name="T31"><text:tab/><text:tab/><text:tab/></text:span><text:span text:style-name="T46">2</text:span><text:span text:style-name="T49">9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208"/>
      <text:p text:style-name="P214"><text:span text:style-name="T42">C</text:span><text:span text:style-name="T31">omentem dubtes relatius a l'examen de demà.</text:span></text:p>
      <text:p text:style-name="P18"/>
      <text:p text:style-name="P18"/>
      <text:p text:style-name="P209"><text:span text:style-name="T31">D</text:span><text:span text:style-name="T51">ijous</text:span><text:span text:style-name="T31"><text:tab/><text:tab/><text:tab/></text:span><text:span text:style-name="T50">30</text:span><text:span text:style-name="T31">/</text:span><text:span text:style-name="T42">0</text:span><text:span text:style-name="T34">1</text:span><text:span text:style-name="T31">/2</text:span><text:span text:style-name="T42">5</text:span></text:p>
      <text:p text:style-name="P215"/>
      <text:p text:style-name="P215"><text:span text:style-name="T50">Feim el primer examen de la segona avaluació</text:span><text:span text:style-name="T31">.</text:span></text:p>
      <text:p text:style-name="P19"/>
      <text:p text:style-name="P19"/>
      <text:p text:style-name="P23">Divendres<text:tab/><text:tab/>31/01/25</text:p>
      <text:p text:style-name="P23"/>
      <text:p text:style-name="P134">Comentem la solució de l'examen.</text:p>
      <text:p text:style-name="P134"/>
      <text:p text:style-name="P134"/>
      <text:p text:style-name="P210"><text:span text:style-name="T31">Di</text:span><text:span text:style-name="T49">mecres</text:span><text:span text:style-name="T31"><text:tab/><text:tab/></text:span><text:span text:style-name="T52">05</text:span><text:span text:style-name="T31">/</text:span><text:span text:style-name="T42">0</text:span><text:span text:style-name="T52">2</text:span><text:span text:style-name="T31">/2</text:span><text:span text:style-name="T42">5</text:span></text:p>
      <text:p text:style-name="P210"/>
      <text:p text:style-name="P212"><text:span text:style-name="T28">Feim la practica 1 amb l'</text:span><text:span text:style-name="T22"> </text:span><text:a xlink:type="simple" xlink:href="https://paulinoposada.github.io/web_e/web_e_2425/documents/apunts/arduino/e_apunts_arduino.pdf"><text:span text:style-name="T22">Arduino</text:span></text:a><text:span text:style-name="T22">.</text:span></text:p>
      <text:p text:style-name="P210"/>
      <text:p text:style-name="P210"/>
      <text:p text:style-name="P211"/>
      <text:p text:style-name="P227"><text:span text:style-name="T31">Di</text:span><text:span text:style-name="T53">jous</text:span><text:span text:style-name="T31"><text:tab/><text:tab/><text:tab/></text:span><text:span text:style-name="T52">0</text:span><text:span text:style-name="T53">6</text:span><text:span text:style-name="T31">/</text:span><text:span text:style-name="T42">0</text:span><text:span text:style-name="T52">2</text:span><text:span text:style-name="T31">/2</text:span><text:span text:style-name="T42">5</text:span></text:p>
      <text:p text:style-name="P211"/>
      <text:p text:style-name="P128"><text:span text:style-name="T71">Continuem amb la </text:span><text:a xlink:type="simple" xlink:href="https://paulinoposada.github.io/web_e/web_e_2425/documents/apunts/unitat_7_ca/e_apunts_ud_7_gs.pdf"><text:span text:style-name="T71">unitat 7</text:span></text:a><text:span text:style-name="T71">.</text:span></text:p>
      <text:p text:style-name="P132"/>
      <text:p text:style-name="P135">Comentem apartat 1.1 Corriente alterna monofásica </text:p>
      <text:p text:style-name="P135">Comentem apartat 1.1.1 Esquema de principio de un generador de corriente continua</text:p>
      <text:p text:style-name="P132"><text:span text:style-name="T74">Comentem apartat 1.1.2 Inducción de corriente al mover un conductor dentro de un campo magnético</text:span> </text:p>
      <text:p text:style-name="P135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6">vendres</text:span><text:tab/><text:tab/><text:tab/><text:span text:style-name="T75">07</text:span>/<text:span text:style-name="T71">02</text:span>/2<text:span text:style-name="T71">5</text:span></text:p>
      <text:p text:style-name="P132"/>
      <text:p text:style-name="P136">Pràctica <text:span text:style-name="T75"><text:s/></text:span><text:a xlink:type="simple" xlink:href="https://paulinoposada.github.io/web_e/web_e_2425/documents/apunts/arduino/e_apunts_arduino.pdf"><text:span text:style-name="T75">Arduino</text:span></text:a><text:span text:style-name="T75">.</text:span></text:p>
      <text:p text:style-name="P24"><text:span text:style-name="T18">Feim </text:span><text:span text:style-name="T19">l'exercici 1</text:span><text:span text:style-name="T18"> </text:span></text:p>
      <text:p text:style-name="P179">Crea un sketch que encienda secuencialmente 3 LEDs, con una pausa de 1 segundo entre el encendido y apagado. Dibuja el esquema de montaje de los 3 LEDs. </text:p>
      <text:p text:style-name="P180"/>
      <text:p text:style-name="P180"/>
      <text:p text:style-name="P193"><text:span text:style-name="T77">D</text:span>i<text:span text:style-name="T77">mecres</text:span><text:tab/><text:tab/><text:tab/><text:span text:style-name="T77">12</text:span>/<text:span text:style-name="T71">02</text:span>/2<text:span text:style-name="T71">5</text:span></text:p>
      <text:p text:style-name="P193"/>
      <text:p text:style-name="P181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8">magnetisme 1</text:span></text:a> </text:p>
      <text:p text:style-name="P181"/>
      <text:p text:style-name="P181"/>
      <text:p text:style-name="P193"><text:span text:style-name="T77">D</text:span>i<text:span text:style-name="T77">jous</text:span><text:tab/><text:tab/><text:tab/><text:tab/><text:span text:style-name="T77">13</text:span>/<text:span text:style-name="T71">02</text:span>/2<text:span text:style-name="T71">5</text:span></text:p>
      <text:p text:style-name="P193"/>
      <text:p text:style-name="P182"><text:span text:style-name="T71">Continuem amb la </text:span><text:a xlink:type="simple" xlink:href="https://paulinoposada.github.io/web_e/web_e_2425/documents/apunts/unitat_7_ca/e_apunts_ud_7_gs.pdf"><text:span text:style-name="T71">unitat 7</text:span></text:a><text:span text:style-name="T71">.</text:span></text:p>
      <text:p text:style-name="P182"/>
      <text:p text:style-name="P186">Comentem <text:span text:style-name="T77">exercicis 1.1.5-1 a 4.</text:span></text:p>
      <text:p text:style-name="P181"/>
      <text:p text:style-name="P181"/>
      <text:p text:style-name="P211"/>
      <text:p text:style-name="P25">Divendres <text:tab/><text:tab/><text:tab/>14/02/25</text:p>
      <text:p text:style-name="P25"/>
      <text:p text:style-name="P183"><text:span text:style-name="T71">Continuem amb la </text:span><text:a xlink:type="simple" xlink:href="https://paulinoposada.github.io/web_e/web_e_2425/documents/apunts/unitat_7_ca/e_apunts_ud_7_gs.pdf"><text:span text:style-name="T71">unitat 7</text:span></text:a><text:span text:style-name="T71">.</text:span></text:p>
      <text:p text:style-name="P183"/>
      <text:p text:style-name="P187">Comentem l'apartat 1.2.3 Velocitat angular</text:p>
      <text:p text:style-name="P187">Comentem els exercicis 1.2.3-1 i 2.</text:p>
      <text:p text:style-name="P187"/>
      <text:p text:style-name="P187"/>
      <text:p text:style-name="P26">Di<text:span text:style-name="T79">mecres</text:span> <text:tab/><text:tab/><text:tab/>1<text:span text:style-name="T79">9</text:span>/02/25</text:p>
      <text:p text:style-name="P194"/>
      <text:p text:style-name="P190">Pràctica <text:span text:style-name="T75"><text:s/></text:span><text:a xlink:type="simple" xlink:href="https://paulinoposada.github.io/web_e/web_e_2425/documents/apunts/arduino/e_apunts_arduino.pdf"><text:span text:style-name="T75">Arduino</text:span></text:a><text:span text:style-name="T75">.</text:span></text:p>
      <text:p text:style-name="P189">Comentem esquema i muntatge de l'exercici 1 (pàg. 21).</text:p>
      <text:p text:style-name="P189">Muntem la pràctica 2 - LED encès per un polsador.</text:p>
      <text:p text:style-name="P187"/>
      <text:p text:style-name="P27"/>
      <text:p text:style-name="P222">Di<text:span text:style-name="T80">jous</text:span> <text:tab/><text:tab/><text:tab/><text:span text:style-name="T80">20</text:span>/02/25</text:p>
      <text:p text:style-name="P27"/>
      <text:p text:style-name="P184"><text:span text:style-name="T71">Continuem amb la </text:span><text:a xlink:type="simple" xlink:href="https://paulinoposada.github.io/web_e/web_e_2425/documents/apunts/unitat_7_ca/e_apunts_ud_7_gs.pdf"><text:span text:style-name="T71">unitat 7</text:span></text:a><text:span text:style-name="T71">.</text:span></text:p>
      <text:p text:style-name="P184"/>
      <text:p text:style-name="P188">Comentem l'apartat 1.2.<text:span text:style-name="T80">4 Seno y coseno.</text:span></text:p>
      <text:p text:style-name="P188">Comentem l'apartat 1.2.<text:span text:style-name="T80">5 Representación gráfica de intensidad y tensión.</text:span></text:p>
      <text:p text:style-name="P191">Comentem l'apartat 1.2.5.1 Ondas de intensidad y tensión en una resistencia</text:p>
      <text:p text:style-name="P191"/>
      <text:p text:style-name="P28"/>
      <text:p text:style-name="P28">Di<text:span text:style-name="T81">vendres</text:span> <text:tab/><text:tab/><text:tab/><text:span text:style-name="T80">21</text:span>/02/25</text:p>
      <text:p text:style-name="P28"/>
      <text:p text:style-name="P185"><text:span text:style-name="T71">Continuem amb la </text:span><text:a xlink:type="simple" xlink:href="https://paulinoposada.github.io/web_e/web_e_2425/documents/apunts/unitat_7_ca/e_apunts_ud_7_gs.pdf"><text:span text:style-name="T71">unitat 7</text:span></text:a><text:span text:style-name="T71">.</text:span></text:p>
      <text:p text:style-name="P192"/>
      <text:p text:style-name="P192">Repassem l'exercici 1.2.5.1.</text:p>
      <text:p text:style-name="P192">Comentem l'exercici 1.2.5.2.</text:p>
      <text:p text:style-name="P185"/>
      <text:p text:style-name="P185"/>
      <text:p text:style-name="P29">Di<text:span text:style-name="T82">mecres</text:span> <text:tab/><text:tab/><text:tab/><text:span text:style-name="T80">26</text:span>/02/25</text:p>
      <text:p text:style-name="P29"/>
      <text:p text:style-name="P137">Comentem dubtes examen de demà.</text:p>
      <text:p text:style-name="P137"/>
      <text:p text:style-name="P137"><text:a xlink:type="simple" xlink:href="https://paulinoposada.github.io/web_e/web_e_2425/documents/apunts/arduino/e_apunts_arduino.pdf"><text:span text:style-name="T56">Arduino</text:span></text:a><text:span text:style-name="T56"> </text:span><text:span text:style-name="T54">c</text:span>omencem amb practica 3: Mesurament de tensió.</text:p>
      <text:p text:style-name="P137"/>
      <text:p text:style-name="P137"/>
      <text:p text:style-name="P30">Di<text:span text:style-name="T83">jous</text:span> <text:tab/><text:tab/><text:tab/><text:span text:style-name="T80">27</text:span>/02/25</text:p>
      <text:p text:style-name="P30"/>
      <text:p text:style-name="P138">Examen final segona avaluació.</text:p>
      <text:p text:style-name="P138"/>
      <text:p text:style-name="P138"/>
      <text:p text:style-name="P31">Di<text:span text:style-name="T82">mecres</text:span> <text:tab/><text:tab/><text:tab/><text:span text:style-name="T80">26</text:span>/0<text:span text:style-name="T84">3</text:span>/25</text:p>
      <text:p text:style-name="P31"/>
      <text:p text:style-name="P140">Baixem al taller, comencem amb la <text:a xlink:type="simple" xlink:href="https://paulinoposada.github.io/web_e/web_e_2425/documents/practiques/practica_motor_2/practica_motor_2.pdf">pràctica motor 2</text:a>.</text:p>
      <text:p text:style-name="P140"/>
      <text:p text:style-name="P140"/>
      <text:p text:style-name="P32">Di<text:span text:style-name="T85">jous</text:span> <text:tab/><text:tab/><text:tab/><text:span text:style-name="T80">27</text:span>/0<text:span text:style-name="T84">3</text:span>/25</text:p>
      <text:p text:style-name="P32"/>
      <text:p text:style-name="P145">Continuem amb la <text:a xlink:type="simple" xlink:href="https://paulinoposada.github.io/web_e/web_e_2425/documents/apunts/unitat_7_ca/e_apunts_ud_7_gs.pdf">unitat 7</text:a>.</text:p>
      <text:p text:style-name="P145"/>
      <text:p text:style-name="P145">Comentem apartat 13 Formes d'ona en corrent alterna, apartat 14 Medició en corrent alterna i apartat 15 Fase en CA.</text:p>
      <text:p text:style-name="P145"/>
      <text:p text:style-name="P145"/>
      <text:p text:style-name="P33">Di<text:span text:style-name="T86">vendres</text:span> <text:tab/><text:tab/><text:tab/><text:span text:style-name="T80">28</text:span>/0<text:span text:style-name="T84">3</text:span>/25</text:p>
      <text:p text:style-name="P33"/>
      <text:p text:style-name="P146">Continuem amb la <text:a xlink:type="simple" xlink:href="https://paulinoposada.github.io/web_e/web_e_2425/documents/apunts/unitat_7_ca/e_apunts_ud_7_gs.pdf">unitat 7</text:a>.</text:p>
      <text:p text:style-name="P146"/>
      <text:p text:style-name="P146">Comentem apartat 1<text:span text:style-name="T87">6 Com determinar la direcció del corrent en un generador.</text:span></text:p>
      <text:p text:style-name="P146"/>
      <text:p text:style-name="P141"/>
      <text:p text:style-name="P223">Di<text:span text:style-name="T82">mecres</text:span> <text:tab/><text:tab/><text:tab/><text:span text:style-name="T88">02</text:span>/0<text:span text:style-name="T88">4</text:span>/25</text:p>
      <text:p text:style-name="P34"/>
      <text:p text:style-name="P142">Baixem al taller, co<text:span text:style-name="T88">ntinuem</text:span> amb la <text:a xlink:type="simple" xlink:href="https://paulinoposada.github.io/web_e/web_e_2425/documents/practiques/practica_motor_2/practica_motor_2.pdf">pràctica motor 2</text:a>.</text:p>
      <text:p text:style-name="P142"/>
      <text:p text:style-name="P150">Acaben la práctica motor 2 els grups 1, 2, 4 i 5. Grups 6 i 3 falta acabar.</text:p>
      <text:p text:style-name="P150"/>
      <text:p text:style-name="P142"/>
      <text:p text:style-name="P34">Di<text:span text:style-name="T85">jous</text:span> <text:tab/><text:tab/><text:tab/><text:span text:style-name="T89">03</text:span>/0<text:span text:style-name="T89">4</text:span>/25</text:p>
      <text:p text:style-name="P34"/>
      <text:p text:style-name="P147">Continuem amb la <text:a xlink:type="simple" xlink:href="https://paulinoposada.github.io/web_e/web_e_2425/documents/apunts/unitat_7_ca/e_apunts_ud_7_gs.pdf">unitat 7</text:a>.</text:p>
      <text:p text:style-name="P147">Comentem <text:span text:style-name="T90">exercici 15-3.</text:span></text:p>
      <text:p text:style-name="P147"/>
      <text:p text:style-name="P153">Comencem amb la <text:a xlink:type="simple" xlink:href="https://paulinoposada.github.io/web_e/web_e_2425/documents/apunts/unitat_8_nombres_complexos/e_apunts_ud_8_gs.pdf">unitat 8</text:a>.</text:p>
      <text:p text:style-name="P153">Comentem format polar i rectangular de nombres complexos. Comentem conversió entre els dos formats.</text:p>
      <text:p text:style-name="P147"/>
      <text:p text:style-name="P147"/>
      <text:p text:style-name="P34">Di<text:span text:style-name="T86">vendres</text:span> <text:tab/><text:tab/><text:tab/><text:span text:style-name="T90">04</text:span>/0<text:span text:style-name="T90">4</text:span>/25</text:p>
      <text:p text:style-name="P34"/>
      <text:p text:style-name="P148">Continuem amb la <text:a xlink:type="simple" xlink:href="https://paulinoposada.github.io/web_e/web_e_2425/documents/apunts/unitat_8_nombres_complexos/e_apunts_ud_8_gs.pdf"><text:span text:style-name="T90">unitat 8</text:span></text:a>.</text:p>
      <text:p text:style-name="P154">Comentem suma, resta, multiplicació i divisió de nombres complexos.</text:p>
      <text:p text:style-name="P154">Comencem a fer la suma gràfica dels vectors del primer exemple de l'apartat 3.</text:p>
      <text:p text:style-name="P142"/>
      <text:p text:style-name="P142"/>
      <text:p text:style-name="P224">Di<text:span text:style-name="T82">mecres</text:span> <text:tab/><text:tab/><text:tab/><text:span text:style-name="T88">09</text:span>/0<text:span text:style-name="T88">4</text:span>/25</text:p>
      <text:p text:style-name="P35"/>
      <text:p text:style-name="P143">Baixem al taller, co<text:span text:style-name="T88">ntinuem</text:span> amb la <text:a xlink:type="simple" xlink:href="https://paulinoposada.github.io/web_e/web_e_2425/documents/practiques/practica_motor_2/practica_motor_2.pdf">pràctica motor 2</text:a>.</text:p>
      <text:p text:style-name="P151"/>
      <text:p text:style-name="P156">Acaben la pràctica motor 2 els grups 6 i 3.</text:p>
      <text:p text:style-name="P156">Continuen amb la pràctica motor 3 els grups 1,2,4 i 5.</text:p>
      <text:p text:style-name="P156">Acaba la pràctica <text:span text:style-name="T91">motor </text:span>3 <text:span text:style-name="T91">el grup 2.</text:span> </text:p>
      <text:p text:style-name="P151"/>
      <text:p text:style-name="P143"/>
      <text:p text:style-name="P35">Di<text:span text:style-name="T85">jous</text:span> <text:tab/><text:tab/><text:tab/><text:span text:style-name="T91">10</text:span>/0<text:span text:style-name="T89">4</text:span>/25</text:p>
      <text:p text:style-name="P35"/>
      <text:p text:style-name="P160">No es fa classe per que el grup fa el vídeo promocional del centre.</text:p>
      <text:p text:style-name="P149"/>
      <text:p text:style-name="P149"/>
      <text:p text:style-name="P35">Di<text:span text:style-name="T86">vendres</text:span> <text:tab/><text:tab/><text:tab/><text:span text:style-name="T91">11</text:span>/0<text:span text:style-name="T90">4</text:span>/25</text:p>
      <text:p text:style-name="P161"/>
      <text:p text:style-name="P160">Comentem la solució del <text:a xlink:type="simple" xlink:href="https://paulinoposada.github.io/web_e/web_e_2425/documents/ta/ta_12_sol.pdf">treball autònom 12</text:a>.</text:p>
      <text:p text:style-name="P149">Continuem amb la <text:a xlink:type="simple" xlink:href="https://paulinoposada.github.io/web_e/web_e_2425/documents/apunts/unitat_8_nombres_complexos/e_apunts_ud_8_gs.pdf"><text:span text:style-name="T90">unitat 8</text:span></text:a>.</text:p>
      <text:p text:style-name="P155"><text:span text:style-name="T91">Acabem de c</text:span>oment<text:span text:style-name="T91">ar</text:span> <text:span text:style-name="T91">el primer </text:span>exemple de l'apartat 3, <text:span text:style-name="T91">suma de</text:span> vectors.</text:p>
      <text:p text:style-name="P155"/>
      <text:p text:style-name="P36"/>
      <text:p text:style-name="P36">Di<text:span text:style-name="T82">mecres</text:span> <text:tab/><text:tab/><text:tab/><text:span text:style-name="T92">16</text:span>/0<text:span text:style-name="T88">4</text:span>/25</text:p>
      <text:p text:style-name="P36"/>
      <text:p text:style-name="P144">Baixem al taller.</text:p>
      <text:p text:style-name="P152"/>
      <text:p text:style-name="P157"><text:span text:style-name="T92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92">3</text:span></text:a> el grup 6.</text:p>
      <text:p text:style-name="P157"><text:span text:style-name="T92">Terminen</text:span> amb la <text:a xlink:type="simple" xlink:href="https://paulinoposada.github.io/web_e/web_e_2425/documents/practiques/practica_motor_3/practica_motor_3.pdf">pràctica motor 3</text:a> els grups 4 i 5.</text:p>
      <text:p text:style-name="P157"><text:span text:style-name="T92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91">motor 4</text:span></text:a> <text:span text:style-name="T91">el grup 2.</text:span> </text:p>
      <text:p text:style-name="P152"/>
      <text:p text:style-name="P152"/>
      <text:p text:style-name="P37">Di<text:span text:style-name="T93">mecres</text:span> <text:tab/><text:tab/><text:tab/><text:span text:style-name="T93">30</text:span>/0<text:span text:style-name="T88">4</text:span>/25</text:p>
      <text:p text:style-name="P37"/>
      <text:p text:style-name="P162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62"/>
      <text:p text:style-name="P162"/>
      <text:p text:style-name="P38">Di<text:span text:style-name="T93">mecres</text:span> <text:tab/><text:tab/><text:tab/><text:span text:style-name="T93">07</text:span>/0<text:span text:style-name="T94">5</text:span>/25</text:p>
      <text:p text:style-name="P38"/>
      <text:p text:style-name="P163">Comentem <text:span text:style-name="T94">dubtes relatius a l'examen de demà</text:span>.</text:p>
      <text:p text:style-name="P163"/>
      <text:p text:style-name="P163"/>
      <text:p text:style-name="P39">Di<text:span text:style-name="T96">jous</text:span> <text:tab/><text:tab/><text:tab/><text:span text:style-name="T93">08</text:span>/0<text:span text:style-name="T94">5</text:span>/2<text:span text:style-name="T96">5</text:span></text:p>
      <text:p text:style-name="P39"/>
      <text:p text:style-name="P39"><text:span text:style-name="T21">Feim el primer examen de la tercera avaluació</text:span><text:span text:style-name="T20">.</text:span></text:p>
      <text:p text:style-name="P39"/>
      <text:p text:style-name="P164"/>
      <text:p text:style-name="P163"><text:s/></text:p>
      <text:p text:style-name="P40">Di<text:span text:style-name="T97">vendres</text:span> <text:tab/><text:tab/><text:tab/><text:span text:style-name="T93">09</text:span>/0<text:span text:style-name="T94">5</text:span>/2<text:span text:style-name="T96">5</text:span></text:p>
      <text:p text:style-name="P40"/>
      <text:p text:style-name="P165">Sortida Servei Tècnic Portuari (STP).</text:p>
      <text:p text:style-name="P165"/>
      <text:p text:style-name="P165"/>
      <text:p text:style-name="P225">Di<text:span text:style-name="T93">mecres</text:span> <text:tab/><text:tab/><text:tab/><text:span text:style-name="T98">14</text:span>/0<text:span text:style-name="T94">5</text:span>/25</text:p>
      <text:p text:style-name="P41"/>
      <text:p text:style-name="P166">Baixem al taller</text:p>
      <text:p text:style-name="P166"/>
      <text:p text:style-name="P166">Contiuen o comencen amb la <text:a xlink:type="simple" xlink:href="https://paulinoposada.github.io/web_e/web_e_2425/documents/practiques/practica_motor_4/practica_motor_4.pdf"><text:span text:style-name="T99">pràctica </text:span></text:a><text:a xlink:type="simple" xlink:href="https://paulinoposada.github.io/web_e/web_e_2425/documents/practiques/practica_motor_4/practica_motor_4.pdf"><text:span text:style-name="T99">motor 4</text:span></text:a><text:span text:style-name="T99"> </text:span>els grups 1, 2, 3, 4, 5 y 6.</text:p>
      <text:p text:style-name="P158"/>
      <text:p text:style-name="P42"/>
      <text:p text:style-name="P42">Di<text:span text:style-name="T100">jous</text:span> <text:tab/><text:tab/><text:tab/><text:span text:style-name="T98">15</text:span>/0<text:span text:style-name="T94">5</text:span>/25</text:p>
      <text:p text:style-name="P42"/>
      <text:p text:style-name="P170">Comecem amb la <text:a xlink:type="simple" xlink:href="https://paulinoposada.github.io/web_e/web_e_2425/documents/apunts/unitat_9_reactancia%20_impedancia/e_apunts_ud_9_gs_resumen.pdf">unitat 9 - Reactancia, impedancia</text:a>.</text:p>
      <text:p text:style-name="P169"/>
      <text:p text:style-name="P169">Comentem apartat 1 - Resistències en circuits de CA.</text:p>
      <text:p text:style-name="P169">Comencem amb l'apartat 2 - Condensadors en circuits de CA.</text:p>
      <text:p text:style-name="P169">Demostració del funcionament de l'oscil·loscopi Picoscope. Mesurament de tensions i desfase en connexió sèrie de resistència i condensador.</text:p>
      <text:p text:style-name="P169">Comparació mesurament polímetre (valor efectiu) i oscil·loscopi (valor pico).</text:p>
      <text:p text:style-name="P167"/>
      <text:p text:style-name="P43">Di<text:span text:style-name="T101">vendres</text:span> <text:tab/><text:tab/><text:tab/><text:span text:style-name="T98">16</text:span>/0<text:span text:style-name="T94">5</text:span>/25</text:p>
      <text:p text:style-name="P43"/>
      <text:p text:style-name="P170">Co<text:span text:style-name="T101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172"/>
      <text:p text:style-name="P172">Terminem l'apartat 2 <text:span text:style-name="T100">- Condensadors en circuits de CA.</text:span></text:p>
      <text:p text:style-name="P172"/>
      <text:p text:style-name="P172">Comencem <text:span text:style-name="T103">l'</text:span>apartat 3 - Inductors <text:span text:style-name="T100">en circuits de CA.</text:span></text:p>
      <text:p text:style-name="P170"/>
      <text:p text:style-name="P170"/>
      <text:p text:style-name="P170"/>
      <text:p text:style-name="P226">Di<text:span text:style-name="T93">mecres</text:span> <text:tab/><text:tab/><text:tab/><text:span text:style-name="T102">21</text:span>/0<text:span text:style-name="T94">5</text:span>/25</text:p>
      <text:p text:style-name="P44"/>
      <text:p text:style-name="P168">Baixem al taller</text:p>
      <text:p text:style-name="P168"/>
      <text:p text:style-name="P168">Conti<text:span text:style-name="T102">n</text:span>uen amb la <text:a xlink:type="simple" xlink:href="https://paulinoposada.github.io/web_e/web_e_2425/documents/practiques/practica_motor_4/practica_motor_4.pdf"><text:span text:style-name="T99">pràctica </text:span></text:a><text:a xlink:type="simple" xlink:href="https://paulinoposada.github.io/web_e/web_e_2425/documents/practiques/practica_motor_4/practica_motor_4.pdf"><text:span text:style-name="T99">motor 4</text:span></text:a><text:span text:style-name="T99"> </text:span>els grups 1, 2, 3, 4, 5 y 6.</text:p>
      <text:p text:style-name="P159"/>
      <text:p text:style-name="P173">Termina la <text:a xlink:type="simple" xlink:href="https://paulinoposada.github.io/web_e/web_e_2425/documents/practiques/practica_motor_4/practica_motor_4.pdf"><text:span text:style-name="T99">pràctica </text:span></text:a><text:a xlink:type="simple" xlink:href="https://paulinoposada.github.io/web_e/web_e_2425/documents/practiques/practica_motor_4/practica_motor_4.pdf"><text:span text:style-name="T99">motor 4</text:span></text:a><text:span text:style-name="T99"> </text:span>el grup 2.</text:p>
      <text:p text:style-name="P173"/>
      <text:p text:style-name="P45"/>
      <text:p text:style-name="P45">Di<text:span text:style-name="T100">jous</text:span> <text:tab/><text:tab/><text:tab/><text:span text:style-name="T103">22</text:span>/0<text:span text:style-name="T94">5</text:span>/25</text:p>
      <text:p text:style-name="P45"/>
      <text:p text:style-name="P171">Co<text:span text:style-name="T103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171"/>
      <text:p text:style-name="P174">Terminem de comentar l'apartat 2 <text:span text:style-name="T101">- </text:span>Condensadors<text:span text:style-name="T101"> en circuits de CA.</text:span></text:p>
      <text:p text:style-name="P174">Comentem l'exercici 2.1.</text:p>
      <text:p text:style-name="P174">Comente l'apartat 3 - Inductors en circuits de CA.</text:p>
      <text:p text:style-name="P174">Comentem l'exercici 3.1.</text:p>
      <text:p text:style-name="P174">Comentem l'apartat 4 - Impedància.</text:p>
      <text:p text:style-name="P174">Comentem l'apartat 5 - Connexió en sèrie de R i L.</text:p>
      <text:p text:style-name="P174">Comentem els exercicis 5.1 a 3.</text:p>
      <text:p text:style-name="P174"/>
      <text:p text:style-name="P175">Baixerm al taller per mesurar la intensitat en un condensador conectat a 230 V 50 Hz i calculem la capacitat.</text:p>
      <text:p text:style-name="P175"/>
      <text:p text:style-name="P274"/>
      <text:p text:style-name="P274">Di<text:span text:style-name="T105">vendres</text:span> <text:tab/><text:tab/><text:tab/><text:span text:style-name="T103">23</text:span>/0<text:span text:style-name="T94">5</text:span>/25</text:p>
      <text:p text:style-name="P274"/>
      <text:p text:style-name="P268">Co<text:span text:style-name="T103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268"/>
      <text:p text:style-name="P271">Comencem amb l'apartat 7 - Potencia activa, reactiva i aparent</text:p>
      <text:p text:style-name="P271">Comentem els exerdidis 7.1 i 2.</text:p>
      <text:p text:style-name="P271"/>
      <text:p text:style-name="P174"/>
      <text:p text:style-name="P273">Di<text:span text:style-name="T93">mecres</text:span> <text:tab/><text:tab/><text:tab/><text:span text:style-name="T102">28</text:span>/0<text:span text:style-name="T94">5</text:span>/25</text:p>
      <text:p text:style-name="P273"/>
      <text:p text:style-name="P264">Baixem al taller</text:p>
      <text:p text:style-name="P264"/>
      <text:p text:style-name="P264">Conti<text:span text:style-name="T102">n</text:span>uen amb la <text:a xlink:type="simple" xlink:href="https://paulinoposada.github.io/web_e/web_e_2425/documents/practiques/practica_motor_4/practica_motor_4.pdf"><text:span text:style-name="T99">pràctica </text:span></text:a><text:a xlink:type="simple" xlink:href="https://paulinoposada.github.io/web_e/web_e_2425/documents/practiques/practica_motor_4/practica_motor_4.pdf"><text:span text:style-name="T99">motor 4</text:span></text:a><text:span text:style-name="T99"> </text:span>els grups 1, 3, 4, 5 y 6.</text:p>
      <text:p text:style-name="P265"/>
      <text:p text:style-name="P266">Termin<text:span text:style-name="T104">en</text:span> la <text:a xlink:type="simple" xlink:href="https://paulinoposada.github.io/web_e/web_e_2425/documents/practiques/practica_motor_4/practica_motor_4.pdf"><text:span text:style-name="T99">pràctica </text:span></text:a><text:a xlink:type="simple" xlink:href="https://paulinoposada.github.io/web_e/web_e_2425/documents/practiques/practica_motor_4/practica_motor_4.pdf"><text:span text:style-name="T99">motor 4</text:span></text:a><text:span text:style-name="T99"> </text:span>el<text:span text:style-name="T104">s</text:span> grup<text:span text:style-name="T104">s</text:span> <text:span text:style-name="T104">1,4 y 5</text:span>.</text:p>
      <text:p text:style-name="P266"/>
      <text:p text:style-name="P269">Falten per acabar els grups 3 i 6.</text:p>
      <text:p text:style-name="P266"/>
      <text:p text:style-name="P266"/>
      <text:p text:style-name="P274">Di<text:span text:style-name="T100">jous</text:span> <text:tab/><text:tab/><text:tab/><text:span text:style-name="T103">29</text:span>/0<text:span text:style-name="T94">5</text:span>/25</text:p>
      <text:p text:style-name="P274"/>
      <text:p text:style-name="P268">Co<text:span text:style-name="T103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268"/>
      <text:p text:style-name="P272">Comentem els exercicis 1, 2 i 3 del treball <text:a xlink:type="simple" xlink:href="https://paulinoposada.github.io/web_e/web_e_2425/documents/ta/ta_14.pdf">autònom 14</text:a>.</text:p>
      <text:p text:style-name="P26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29T16:24:33.697401200</dc:date>
    <meta:editing-duration>PT6H18M4S</meta:editing-duration>
    <meta:editing-cycles>141</meta:editing-cycles>
    <meta:document-statistic meta:table-count="0" meta:image-count="0" meta:object-count="0" meta:page-count="13" meta:paragraph-count="306" meta:word-count="1668" meta:character-count="10610" meta:non-whitespace-character-count="9018"/>
  </office:meta>
</office:document-meta>
</file>